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0F034353F9E2D8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.001cm" svg:y="1cm">
          <draw:image xlink:href="Pictures/1000000000000200000002000F034353F9E2D822.png" xlink:type="simple" xlink:show="embed" xlink:actuate="onLoad">
            <text:p/>
          </draw:image>
        </draw:frame>
        <draw:line draw:style-name="gr2" draw:text-style-name="P2" draw:layer="layout" svg:x1="3.286cm" svg:y1="18.272cm" svg:x2="12.303cm" svg:y2="3.794cm">
          <text:p/>
        </draw:line>
        <draw:line draw:style-name="gr2" draw:text-style-name="P2" draw:layer="layout" svg:x1="3.286cm" svg:y1="18.399cm" svg:x2="18.272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1:38:54.915788002</meta:creation-date>
    <dc:date>2017-12-12T11:45:59.916110216</dc:date>
    <meta:editing-duration>PT7M5S</meta:editing-duration>
    <meta:editing-cycles>1</meta:editing-cycles>
    <meta:document-statistic meta:object-count="3"/>
    <meta:generator>LibreOffice/5.3.7.2.0$Linux_X86_64 LibreOffice_project/30$Build-2</meta:generator>
  </office:meta>
</office:document-meta>
</file>